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3f67" officeooo:paragraph-rsid="00193f67"/>
    </style:style>
    <style:style style:name="P2" style:family="paragraph" style:parent-style-name="Standard">
      <style:paragraph-properties fo:text-align="center" style:justify-single-word="false"/>
      <style:text-properties fo:font-size="18pt" officeooo:rsid="0019937b" officeooo:paragraph-rsid="0019937b" style:font-size-asian="18pt" style:font-size-complex="18pt"/>
    </style:style>
    <style:style style:name="P3" style:family="paragraph" style:parent-style-name="Standard">
      <style:paragraph-properties fo:text-align="start" style:justify-single-word="false"/>
      <style:text-properties fo:font-size="12pt" officeooo:rsid="001b1095" officeooo:paragraph-rsid="001b1095" style:font-size-asian="10.5pt" style:font-size-complex="12pt"/>
    </style:style>
    <style:style style:name="P4" style:family="paragraph" style:parent-style-name="Standard">
      <style:paragraph-properties fo:text-align="start" style:justify-single-word="false"/>
      <style:text-properties fo:font-size="12pt" officeooo:rsid="00221ad0" officeooo:paragraph-rsid="00221ad0" style:font-size-asian="10.5pt" style:font-size-complex="12pt"/>
    </style:style>
    <style:style style:name="P5" style:family="paragraph" style:parent-style-name="Standard">
      <style:paragraph-properties fo:text-align="start" style:justify-single-word="false"/>
      <style:text-properties fo:font-size="12pt" officeooo:rsid="00221ad0" officeooo:paragraph-rsid="00222b2e" style:font-size-asian="10.5pt" style:font-size-complex="12pt"/>
    </style:style>
    <style:style style:name="P6" style:family="paragraph" style:parent-style-name="Standard">
      <style:paragraph-properties fo:text-align="start" style:justify-single-word="false"/>
      <style:text-properties fo:font-size="12pt" officeooo:rsid="00222b2e" officeooo:paragraph-rsid="00222b2e" style:font-size-asian="10.5pt" style:font-size-complex="12pt"/>
    </style:style>
    <style:style style:name="P7" style:family="paragraph" style:parent-style-name="Standard">
      <style:paragraph-properties fo:text-align="start" style:justify-single-word="false"/>
      <style:text-properties fo:font-size="15pt" fo:font-weight="bold" officeooo:rsid="001b1095" officeooo:paragraph-rsid="001b1095"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22b2e" officeooo:paragraph-rsid="00222b2e"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officeooo:rsid="00193f67" officeooo:paragraph-rsid="00193f67" style:font-size-asian="15pt" style:font-size-complex="15pt"/>
    </style:style>
    <style:style style:name="P10" style:family="paragraph" style:parent-style-name="Standard">
      <style:paragraph-properties fo:text-align="center" style:justify-single-word="false"/>
      <style:text-properties fo:font-size="48pt" officeooo:rsid="00193f67" officeooo:paragraph-rsid="00193f67" style:font-size-asian="48pt" style:font-size-complex="48pt"/>
    </style:style>
    <style:style style:name="P11" style:family="paragraph" style:parent-style-name="Standard">
      <style:paragraph-properties fo:text-align="center" style:justify-single-word="false"/>
      <style:text-properties fo:font-size="48pt" officeooo:rsid="0019937b" officeooo:paragraph-rsid="0019937b" style:font-size-asian="48pt" style:font-size-complex="48pt"/>
    </style:style>
    <style:style style:name="P12" style:family="paragraph" style:parent-style-name="Standard">
      <style:paragraph-properties fo:text-align="center" style:justify-single-word="false"/>
      <style:text-properties fo:font-size="48pt" fo:font-weight="bold" officeooo:rsid="00193f67" officeooo:paragraph-rsid="00193f67" style:font-size-asian="48pt" style:font-weight-asian="bold" style:font-size-complex="48pt" style:font-weight-complex="bold"/>
    </style:style>
    <style:style style:name="P13" style:family="paragraph" style:parent-style-name="Standard">
      <style:paragraph-properties fo:text-align="center" style:justify-single-word="false"/>
      <style:text-properties fo:font-size="48pt" fo:font-weight="bold" officeooo:rsid="00193f67" officeooo:paragraph-rsid="0019937b" style:font-size-asian="48pt" style:font-weight-asian="bold" style:font-size-complex="48pt" style:font-weight-complex="bold"/>
    </style:style>
    <style:style style:name="P14" style:family="paragraph" style:parent-style-name="Standard">
      <style:paragraph-properties fo:text-align="center" style:justify-single-word="false"/>
      <style:text-properties fo:font-size="24pt" officeooo:rsid="0019937b" officeooo:paragraph-rsid="0019937b" style:font-size-asian="24pt" style:font-size-complex="24pt"/>
    </style:style>
    <style:style style:name="P15" style:family="paragraph" style:parent-style-name="Standard">
      <style:paragraph-properties fo:text-align="start" style:justify-single-word="false"/>
      <style:text-properties fo:font-size="13.5pt" fo:font-weight="bold" officeooo:rsid="002388a2" officeooo:paragraph-rsid="002388a2" style:font-size-asian="13.5pt" style:font-weight-asian="bold" style:font-size-complex="13.5pt" style:font-weight-complex="bold"/>
    </style:style>
    <style:style style:name="P16" style:family="paragraph" style:parent-style-name="Standard">
      <style:paragraph-properties fo:text-align="start" style:justify-single-word="false"/>
      <style:text-properties fo:font-size="13.5pt" fo:font-weight="normal" officeooo:rsid="002388a2" officeooo:paragraph-rsid="002388a2" style:font-size-asian="13.5pt" style:font-weight-asian="normal" style:font-size-complex="13.5pt" style:font-weight-complex="normal"/>
    </style:style>
    <style:style style:name="P17" style:family="paragraph" style:parent-style-name="Standard">
      <style:paragraph-properties fo:text-align="start" style:justify-single-word="false"/>
      <style:text-properties fo:font-size="12pt" fo:font-weight="normal" officeooo:rsid="002388a2" officeooo:paragraph-rsid="002388a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3caea" officeooo:paragraph-rsid="0023cae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caea" officeooo:paragraph-rsid="002605c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4efbd" officeooo:paragraph-rsid="0024efb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bold" officeooo:rsid="0023caea" officeooo:paragraph-rsid="0023caea"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3.5pt" fo:font-weight="normal" officeooo:rsid="002388a2" officeooo:paragraph-rsid="002605ca" style:font-size-asian="13.5pt" style:font-weight-asian="normal" style:font-size-complex="13.5pt" style:font-weight-complex="normal"/>
    </style:style>
    <style:style style:name="P23" style:family="paragraph" style:parent-style-name="Standard">
      <style:paragraph-properties fo:text-align="start" style:justify-single-word="false"/>
      <style:text-properties fo:font-size="13.5pt" fo:font-weight="normal" officeooo:rsid="002388a2" officeooo:paragraph-rsid="0026dff6" style:font-size-asian="13.5pt" style:font-weight-asian="normal" style:font-size-complex="13.5pt" style:font-weight-complex="normal"/>
    </style:style>
    <style:style style:name="T1" style:family="text">
      <style:text-properties officeooo:rsid="002125c7"/>
    </style:style>
    <style:style style:name="T2" style:family="text">
      <style:text-properties officeooo:rsid="001b1095"/>
    </style:style>
    <style:style style:name="T3" style:family="text">
      <style:text-properties officeooo:rsid="00222b2e"/>
    </style:style>
    <style:style style:name="T4" style:family="text">
      <style:text-properties fo:font-size="12pt" style:font-size-asian="10.5pt" style:font-size-complex="12pt"/>
    </style:style>
    <style:style style:name="T5" style:family="text">
      <style:text-properties fo:font-size="12pt" officeooo:rsid="0023caea" style:font-size-asian="10.5pt" style:font-size-complex="12pt"/>
    </style:style>
    <style:style style:name="T6" style:family="text">
      <style:text-properties officeooo:rsid="002368ec"/>
    </style:style>
    <style:style style:name="T7" style:family="text">
      <style:text-properties officeooo:rsid="0023ca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inal Project Report</text:p>
      <text:p text:style-name="P10"/>
      <text:p text:style-name="P11">for</text:p>
      <text:p text:style-name="P11"/>
      <text:p text:style-name="P13">System Programming</text:p>
      <text:p text:style-name="P13">CSE344</text:p>
      <text:p text:style-name="P1"/>
      <text:p text:style-name="P1"/>
      <text:p text:style-name="P9">Spring 2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Deniz Can Erdem Yılmaz – 151044001</text:p>
      <text:p text:style-name="P14"/>
      <text:p text:style-name="P14">Gebze Technical University</text:p>
      <text:p text:style-name="P2"/>
      <text:p text:style-name="P2"><text:soft-page-break/></text:p>
      <text:p text:style-name="P2"/>
      <text:p text:style-name="P2"/>
      <text:p text:style-name="P7"><text:span text:style-name="T1">1. </text:span>Problem</text:p>
      <text:p text:style-name="P3"/>
      <text:p text:style-name="P5">There are two main problems that <text:span text:style-name="T2">should be solved for this project. </text:span>Just like our homework #5 there is a seller person which serves customers for their requests.<text:span text:style-name="T2"> </text:span>But the difference is customers are now have their own client program to send request to the seller which is server program. Since there are two programs there is also a need of <text:span text:style-name="T3">some type of a communication line between them to let server and client understand each other. There are also some subproblems that eventually help or profit by this communication line. All these sub-problems will also be covered under the Problem Solution Approaches section.</text:span></text:p>
      <text:p text:style-name="P5"/>
      <text:p text:style-name="P5"/>
      <text:p text:style-name="P5"/>
      <text:p text:style-name="P4"/>
      <text:p text:style-name="P4"/>
      <text:p text:style-name="P8">2. Problem Solution Approach<text:span text:style-name="T7">es</text:span></text:p>
      <text:p text:style-name="P6"/>
      <text:p text:style-name="P6">In this section all of the problems will be listed under their associative <text:span text:style-name="T6">program and function name </text:span>for the clarity. The functions or problems that are mutual for both <text:span text:style-name="T6">programs will be discussed under a third section to prevent repetition.</text:span></text:p>
      <text:p text:style-name="P6"/>
      <text:p text:style-name="P6"/>
      <text:p text:style-name="P6"/>
      <text:p text:style-name="P15">2.1 Server</text:p>
      <text:p text:style-name="P17"/>
      <text:p text:style-name="P17">Server is the program that waits for connections from client programs and redirects the requests to the threads that act as providers whose information will be read from a data file. Program needs 3 arguments while starting the program: port number for connection, a file name to read provider informations from and another file name to log the statistics of the providers at the end of program.</text:p>
      <text:p text:style-name="P16"><text:span text:style-name="T4">In any case of error server will print a proper informative message to the screen and will terminate itself. This may affect the clients which are connected </text:span><text:span text:style-name="T5">to and/or waiting response from server</text:span><text:span text:style-name="T4"> </text:span><text:span text:style-name="T5">during the failure </text:span><text:span text:style-name="T4">and </text:span><text:span text:style-name="T5">clients that try to connect to server during or after the failure. Even if all the providers log off the server will be up and running until a termination signal (SIGINT) arrives from the end user.</text:span></text:p>
      <text:p text:style-name="P17"/>
      <text:p text:style-name="P17"/>
      <text:p text:style-name="P21">2.1.1 Main</text:p>
      <text:p text:style-name="P18"/>
      <text:p text:style-name="P22"><text:span text:style-name="T5">Lorem ipsum dolor sit amet, consectetur adipiscing elit. Nullam rhoncus est sed justo gravida, in imperdiet leo pretium. Nulla facilisi. Duis condimentum odio metus, in fermentum nisi varius ac. Sed ornare blandit dui, non rhoncus dui consectetur eget. Integer erat metus, lacinia vel ex at, fringilla consequat urna. Fusce vel orci eget lectus molestie porta auctor et nisi. Vivamus lorem lacus, dictum sit amet gravida id, posuere at nisl. Donec leo ante, porttitor sed tincidunt vitae, iaculis nec augue.</text:span></text:p>
      <text:p text:style-name="P20"/>
      <text:p text:style-name="P20"/>
      <text:p text:style-name="P21">2.1.2 ParseFile</text:p>
      <text:p text:style-name="P18"/>
      <text:p text:style-name="P23"><text:soft-page-break/><text:span text:style-name="T5">Lorem ipsum dolor sit amet, consectetur adipiscing elit. Nullam rhoncus est sed justo gravida, in imperdiet leo pretium. Nulla facilisi. Duis condimentum odio metus, in fermentum nisi varius ac. Sed ornare blandit dui, non rhoncus dui consectetur eget. Integer erat metus, lacinia vel ex at, fringilla consequat urna. Fusce vel orci eget lectus molestie porta auctor et nisi. Vivamus lorem lacus, dictum sit amet gravida id, posuere at nisl. Donec leo ante, porttitor sed tincidunt vitae, iaculis nec augue.</text:span></text:p>
      <text:p text:style-name="P18"/>
      <text:p text:style-name="P18"/>
      <text:p text:style-name="P21">2.1.3 CreateConnection</text:p>
      <text:p text:style-name="P19"/>
      <text:p text:style-name="P23"><text:span text:style-name="T5">Lorem ipsum dolor sit amet, consectetur adipiscing elit. Nullam rhoncus est sed justo gravida, in imperdiet leo pretium. Nulla facilisi. Duis condimentum odio metus, in fermentum nisi varius ac. Sed ornare blandit dui, non rhoncus dui consectetur eget. Integer erat metus, lacinia vel ex at, fringilla consequat urna. Fusce vel orci eget lectus molestie porta auctor et nisi. Vivamus lorem lacus, dictum sit amet gravida id, posuere at nisl. Donec leo ante, porttitor sed tincidunt vitae, iaculis nec augue.</text:span></text:p>
      <text:p text:style-name="P18"/>
      <text:p text:style-name="P18"/>
      <text:p text:style-name="P21">2.1.4 ProviderFunction</text:p>
      <text:p text:style-name="P19"/>
      <text:p text:style-name="P23"><text:span text:style-name="T5">Lorem ipsum dolor sit amet, consectetur adipiscing elit. Nullam rhoncus est sed justo gravida, in imperdiet leo pretium. Nulla facilisi. Duis condimentum odio metus, in fermentum nisi varius ac. Sed ornare blandit dui, non rhoncus dui consectetur eget. Integer erat metus, lacinia vel ex at, fringilla consequat urna. Fusce vel orci eget lectus molestie porta auctor et nisi. Vivamus lorem lacus, dictum sit amet gravida id, posuere at nisl. Donec leo ante, porttitor sed tincidunt vitae, iaculis nec augue.</text:span></text:p>
      <text:p text:style-name="P18"/>
      <text:p text:style-name="P18"/>
      <text:p text:style-name="P21">2.1.5 SignalHandler</text:p>
      <text:p text:style-name="P19"/>
      <text:p text:style-name="P23"><text:span text:style-name="T5">Lorem ipsum dolor sit amet, consectetur adipiscing elit. Nullam rhoncus est sed justo gravida, in imperdiet leo pretium. Nulla facilisi. Duis condimentum odio metus, in fermentum nisi varius ac. Sed ornare blandit dui, non rhoncus dui consectetur eget. Integer erat metus, lacinia vel ex at, fringilla consequat urna. Fusce vel orci eget lectus molestie porta auctor et nisi. Vivamus lorem lacus, dictum sit amet gravida id, posuere at nisl. Donec leo ante, porttitor sed tincidunt vitae, iaculis nec aug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01:35:33.215163033</meta:creation-date>
    <dc:date>2018-06-01T11:31:04.278384538</dc:date>
    <meta:editing-duration>PT38M7S</meta:editing-duration>
    <meta:editing-cycles>12</meta:editing-cycles>
    <meta:generator>LibreOffice/5.4.6.2$Linux_X86_64 LibreOffice_project/40m0$Build-2</meta:generator>
    <meta:document-statistic meta:table-count="0" meta:image-count="0" meta:object-count="0" meta:page-count="3" meta:paragraph-count="24" meta:word-count="714" meta:character-count="4458" meta:non-whitespace-character-count="3767"/>
  </office:meta>
</office:document-meta>
</file>